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1063c1" officeooo:paragraph-rsid="001063c1"/>
    </style:style>
    <style:style style:name="P2" style:family="paragraph" style:parent-style-name="Text_20_body">
      <style:text-properties officeooo:rsid="0018a712" officeooo:paragraph-rsid="0018a712"/>
    </style:style>
    <style:style style:name="P3" style:family="paragraph" style:parent-style-name="Text_20_body" style:list-style-name="L1">
      <style:text-properties officeooo:rsid="001a4ba2" officeooo:paragraph-rsid="001a4ba2"/>
    </style:style>
    <style:style style:name="P4" style:family="paragraph" style:parent-style-name="Text_20_body" style:list-style-name="L1">
      <style:text-properties officeooo:rsid="001a4ba2" officeooo:paragraph-rsid="001aacf2"/>
    </style:style>
    <style:style style:name="P5" style:family="paragraph" style:parent-style-name="Text_20_body">
      <style:text-properties officeooo:rsid="00251148" officeooo:paragraph-rsid="00251148"/>
    </style:style>
    <style:style style:name="P6" style:family="paragraph" style:parent-style-name="Text_20_body">
      <style:text-properties fo:font-weight="bold" officeooo:rsid="00251148" officeooo:paragraph-rsid="00251148" style:font-weight-asian="bold" style:font-weight-complex="bold"/>
    </style:style>
    <style:style style:name="P7" style:family="paragraph" style:parent-style-name="Text_20_body">
      <style:text-properties officeooo:rsid="00251148" officeooo:paragraph-rsid="00255135"/>
    </style:style>
    <style:style style:name="P8" style:family="paragraph" style:parent-style-name="Heading_20_1">
      <style:text-properties officeooo:rsid="001063c1" officeooo:paragraph-rsid="001063c1"/>
    </style:style>
    <style:style style:name="P9" style:family="paragraph" style:parent-style-name="Text_20_body">
      <style:text-properties officeooo:rsid="001dd055" officeooo:paragraph-rsid="001dd055"/>
    </style:style>
    <style:style style:name="P10" style:family="paragraph" style:parent-style-name="Heading_20_2">
      <style:text-properties officeooo:rsid="001063c1" officeooo:paragraph-rsid="001063c1"/>
    </style:style>
    <style:style style:name="P11" style:family="paragraph" style:parent-style-name="Text_20_body">
      <style:text-properties officeooo:rsid="001063c1" officeooo:paragraph-rsid="001063c1"/>
    </style:style>
    <style:style style:name="P12" style:family="paragraph" style:parent-style-name="Text_20_body">
      <style:text-properties officeooo:rsid="001497ce" officeooo:paragraph-rsid="001497ce"/>
    </style:style>
    <style:style style:name="P13" style:family="paragraph" style:parent-style-name="Text_20_body">
      <style:text-properties officeooo:rsid="0016152f" officeooo:paragraph-rsid="0016152f"/>
    </style:style>
    <style:style style:name="P14" style:family="paragraph" style:parent-style-name="Text_20_body">
      <style:text-properties officeooo:rsid="00175203" officeooo:paragraph-rsid="00175203"/>
    </style:style>
    <style:style style:name="P15" style:family="paragraph" style:parent-style-name="Heading_20_2">
      <style:text-properties officeooo:rsid="00175203" officeooo:paragraph-rsid="00175203"/>
    </style:style>
    <style:style style:name="P16" style:family="paragraph" style:parent-style-name="Text_20_body">
      <style:text-properties officeooo:rsid="00186e8f" officeooo:paragraph-rsid="00186e8f"/>
    </style:style>
    <style:style style:name="P17" style:family="paragraph" style:parent-style-name="Text_20_body">
      <style:text-properties officeooo:rsid="001fad70" officeooo:paragraph-rsid="001fad70"/>
    </style:style>
    <style:style style:name="P18" style:family="paragraph" style:parent-style-name="Heading_20_2">
      <style:text-properties officeooo:rsid="0018a712" officeooo:paragraph-rsid="0018a712"/>
    </style:style>
    <style:style style:name="P19" style:family="paragraph" style:parent-style-name="Text_20_body">
      <style:text-properties officeooo:rsid="001a4ba2" officeooo:paragraph-rsid="001a4ba2"/>
    </style:style>
    <style:style style:name="P20" style:family="paragraph" style:parent-style-name="Heading_20_2">
      <style:text-properties officeooo:rsid="001dd055" officeooo:paragraph-rsid="001dd055"/>
    </style:style>
    <style:style style:name="P21" style:family="paragraph" style:parent-style-name="Heading_20_1">
      <style:text-properties officeooo:rsid="001fd215" officeooo:paragraph-rsid="001fd215"/>
    </style:style>
    <style:style style:name="P22" style:family="paragraph" style:parent-style-name="Heading_20_1">
      <style:text-properties officeooo:rsid="00214343" officeooo:paragraph-rsid="00214343"/>
    </style:style>
    <style:style style:name="P23" style:family="paragraph" style:parent-style-name="Heading_20_2">
      <style:text-properties officeooo:rsid="00214343" officeooo:paragraph-rsid="00214343"/>
    </style:style>
    <style:style style:name="P24" style:family="paragraph" style:parent-style-name="Text_20_body">
      <style:text-properties officeooo:rsid="00214343" officeooo:paragraph-rsid="00214343"/>
    </style:style>
    <style:style style:name="P25" style:family="paragraph" style:parent-style-name="Text_20_body">
      <style:text-properties officeooo:rsid="002235d3" officeooo:paragraph-rsid="002235d3"/>
    </style:style>
    <style:style style:name="P26" style:family="paragraph" style:parent-style-name="Heading_20_2">
      <style:text-properties officeooo:rsid="00243007" officeooo:paragraph-rsid="00243007"/>
    </style:style>
    <style:style style:name="P27" style:family="paragraph" style:parent-style-name="Text_20_body">
      <style:text-properties officeooo:rsid="00243007" officeooo:paragraph-rsid="0024300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acf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officeooo:rsid="00255135" style:font-weight-asian="bold" style:font-weight-complex="bold"/>
    </style:style>
    <style:style style:name="T5" style:family="text">
      <style:text-properties fo:font-weight="normal" officeooo:rsid="00255135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normal" officeooo:rsid="00258f3d" style:font-weight-asian="normal" style:font-weight-complex="normal"/>
    </style:style>
    <style:style style:name="T9" style:family="text">
      <style:text-properties fo:font-style="normal" fo:font-weight="bold" officeooo:rsid="00255135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officeooo:rsid="00255135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58f3d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officeooo:rsid="00175203"/>
    </style:style>
    <style:style style:name="T14" style:family="text">
      <style:text-properties officeooo:rsid="0012519d"/>
    </style:style>
    <style:style style:name="T15" style:family="text">
      <style:text-properties officeooo:rsid="001497ce"/>
    </style:style>
    <style:style style:name="T16" style:family="text">
      <style:text-properties officeooo:rsid="0016152f"/>
    </style:style>
    <style:style style:name="T17" style:family="text">
      <style:text-properties officeooo:rsid="00243007"/>
    </style:style>
    <style:style style:name="T18" style:family="text">
      <style:text-properties officeooo:rsid="0025114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meplay stories</text:p>
      <text:h text:style-name="Heading_20_1" text:outline-level="1">0. General</text:h>
      <text:p text:style-name="P2">The game should have a concept which invites imagination → appeal.</text:p>
      <text:p text:style-name="P2">The games mechanics should interact as much as possible. Interactivity leads to emergent play that is more than the sum of its parts.</text:p>
      <text:p text:style-name="P2">HGSS is a 4X game about <text:span text:style-name="T1">building up your own world</text:span> through successive playthroughs.</text:p>
      <text:list text:style-name="L1">
        <text:list-item>
          <text:p text:style-name="P3">Exploration: Rediscover civilizations from previous eras – How will you fold them into your state’s narrative? What consequences <text:span text:style-name="T2">are there for disturbing the relics of the old?</text:span></text:p>
        </text:list-item>
        <text:list-item>
          <text:p text:style-name="P3">Exploitation: Build up your lands, extract resources from enemies and vassals.</text:p>
        </text:list-item>
        <text:list-item>
          <text:p text:style-name="P3">Expand: Conquer lands <text:span text:style-name="T2">and</text:span> vassalize nations.</text:p>
        </text:list-item>
        <text:list-item>
          <text:p text:style-name="P4">Exterminate: <text:span text:style-name="T2">P</text:span>romote your culture, religion or ideology.</text:p>
        </text:list-item>
      </text:list>
      <text:p text:style-name="P2">You lay the foundations of your next game during the current one, increasing <text:span text:style-name="T1">world flavor</text:span> each iteration.</text:p>
      <text:p text:style-name="P2">Failing should be part of the fun.</text:p>
      <text:p text:style-name="P5">The game should have a dynamic soundtrack, exchanging tracks (vaguely) based on what is occurring inside the player’s realm.</text:p>
      <text:p text:style-name="P6">The game should have three main resources:</text:p>
      <text:p text:style-name="P5"><text:tab/><text:span text:style-name="T1">Food: </text:span><text:span text:style-name="T3">Represents the goods necessary for survival.</text:span></text:p>
      <text:p text:style-name="P5"><text:span text:style-name="T3"><text:tab/><text:tab/></text:span><text:span text:style-name="T4">Sources: </text:span><text:span text:style-name="T5">Farms and other cell-improvements, the cell’s base yield and import.</text:span></text:p>
      <text:p text:style-name="P5"><text:span text:style-name="T4"><text:tab/><text:tab/>Drains: </text:span><text:span text:style-name="T5">Population count, export.</text:span></text:p>
      <text:p text:style-name="P5"><text:span text:style-name="T3"><text:tab/></text:span><text:span text:style-name="T1">Production: </text:span><text:span text:style-name="T3">Represents the goods needed for construction, consumer goods, military production. It can also be thought of as </text:span><text:span text:style-name="T6">raw or stored labor</text:span><text:span text:style-name="T7">, you have a certain amount</text:span><text:span text:style-name="T6"> </text:span><text:span text:style-name="T7">of</text:span><text:span text:style-name="T6"> raw</text:span><text:span text:style-name="T7"> labor generated each turn. This labor is either expended or saved as goods ~ </text:span><text:span text:style-name="T6">stored labor</text:span><text:span text:style-name="T7">. Research requires labor and goods, therefore expending production-points to research makes sense. If I make a product from 5 labor-points, I have effectively “stored” those points in the product.</text:span></text:p>
      <text:p text:style-name="P7"><text:span text:style-name="T3"><text:tab/><text:tab/></text:span><text:span text:style-name="T4">Sources:</text:span><text:span text:style-name="T5"> </text:span><text:span text:style-name="T8">Mines</text:span><text:span text:style-name="T5"> and other cell-improvements, the cell’s base yield and import.</text:span></text:p>
      <text:p text:style-name="P7"><text:span text:style-name="T9"><text:tab/><text:tab/>Drains: </text:span><text:span text:style-name="T10">Population </text:span><text:span text:style-name="T11">(consumer goods)</text:span><text:span text:style-name="T10">, </text:span><text:span text:style-name="T11">construction, research, military</text:span><text:span text:style-name="T10">, export.</text:span></text:p>
      <text:p text:style-name="P5"><text:span text:style-name="T7"><text:tab/></text:span><text:span text:style-name="T12">Gold:</text:span><text:span text:style-name="T7"> </text:span><text:span text:style-name="T10">An abstract resource that can act as a <text:s/>stand-in for food or production.</text:span></text:p>
      <text:p text:style-name="P7"><text:span text:style-name="T3"><text:tab/><text:tab/></text:span><text:span text:style-name="T4">Sources:</text:span><text:span text:style-name="T5"> </text:span><text:span text:style-name="T5">T</text:span><text:span text:style-name="T5">axe</text:span><text:span text:style-name="T8">s</text:span><text:span text:style-name="T5"> </text:span><text:span text:style-name="T5">and </text:span><text:span text:style-name="T8">export sales</text:span><text:span text:style-name="T5">.</text:span></text:p>
      <text:p text:style-name="P7"><text:span text:style-name="T9"><text:tab/><text:tab/>Drains: </text:span><text:span text:style-name="T11">Salaries?</text:span><text:span text:style-name="T10">, </text:span><text:span text:style-name="T11">import purchases</text:span><text:span text:style-name="T10">.</text:span></text:p>
      <text:h text:style-name="P8" text:outline-level="1"><text:soft-page-break/>1. Internal Gameplay</text:h>
      <text:p text:style-name="P9">There should be some kind of administrative cost that makes autonomous substates cheaper than direct rule.</text:p>
      <text:h text:style-name="P10" text:outline-level="2">1.<text:span text:style-name="T13">1</text:span>. Sub-state Management</text:h>
      <text:p text:style-name="P11">I am playing as a mid-sized state with several substates, <text:span text:style-name="T14">one of these </text:span><text:span text:style-name="T15">states is disloyal, I transfer their most fertile lands to a neighboring substate, ensuring that the disloyal state is dependent on my realm. The added ethnic separatism in the other sub</text:span><text:span text:style-name="T16">s</text:span><text:span text:style-name="T15">tate makes it more dependent on my state as well.</text:span></text:p>
      <text:p text:style-name="P12">A people on the periphery of my empire is causing separatism, I give them their own substate to placate them. This calms the situation, but they now have a larger capacity to agitate for separatism. A while later, they decide to rebel. As a response, I change the primary culture of their substate to my culture, and set its focus to assimilation. As I do this, I lower the food subsidies to the region, causing a famine directed at this people.</text:p>
      <text:p text:style-name="P13">I have organized my country into several substates, one of these substates have abundant natural resources, but a small population. To increase the population, I divert food from other, less desirable substates to this substate.</text:p>
      <text:p text:style-name="P14">I want a larger level of control over my substates, their purpose is to make my administration more efficient, so I don’t allow them to build their own structures, or set their own taxes.</text:p>
      <text:p text:style-name="P14">I don’t care about managing the smaller things, I want my substates to handle taxes and building infrastructure.</text:p>
      <text:p text:style-name="P14">I want to emulate a loose federation, with each of my substates having its own military etc. I stand for their collective defense and geopolitical cohesion, nothing else.</text:p>
      <text:p text:style-name="P14">I want my substates’ substates to inherit their max level of autonomy, i.e. if a parent state isn’t allowed to have a military, they shouldn’t either.</text:p>
      <text:p text:style-name="P9">A more autonomous substate has discovered oil. I revoke their rights to their natural resources so that I can </text:p>
      <text:h text:style-name="P15" text:outline-level="2">1.2. Government Types</text:h>
      <text:p text:style-name="P16">I disallow private ownership over means of production, placing all cells and structures under my direct control.</text:p>
      <text:p text:style-name="P16">I don’t have the capital to develop this region, so I sell parts of it to the national bourgeoisie so that they can develop it instead. </text:p>
      <text:p text:style-name="P17">I want my choice in government type/motivation for its existence to determine how my legitimacy is calculated.</text:p>
      <text:p text:style-name="P17">→The legitimacy of my theocratic state has increased as I retook one of our holy sites from the enemy.</text:p>
      <text:p text:style-name="P17">→The legitimacy of my ...<text:tab/></text:p>
      <text:h text:style-name="P18" text:outline-level="2"><text:soft-page-break/>1.3. Structures</text:h>
      <text:p text:style-name="P2">I want to be able to create great monuments to my religion or state that will last for many eras.</text:p>
      <text:p text:style-name="P19">When I construct a structure next to, for example, an urban center. There should be bonuses accounting for the extra labor supply.</text:p>
      <text:h text:style-name="P20" text:outline-level="2">1.4. Research</text:h>
      <text:p text:style-name="P9">If I have a surplus of production, I should be able to spend it on researching – leveling up my structures, administration capacity and military etc.</text:p>
      <text:h text:style-name="P21" text:outline-level="1">2. Diplomacy</text:h>
      <text:h text:style-name="P21" text:outline-level="1">3. Military Conflict</text:h>
      <text:h text:style-name="P22" text:outline-level="1">4. Tools</text:h>
      <text:h text:style-name="P23" text:outline-level="2">4.1. Map-maker</text:h>
      <text:p text:style-name="P24">I want to be able to import heightmaps from outside the game.</text:p>
      <text:p text:style-name="P24">I want to be able to generate my own simple heightmap in-game.</text:p>
      <text:p text:style-name="P24">I want to be able to step-wise apply things like; river generation, water erosion, etc.</text:p>
      <text:p text:style-name="P24">I want to be able to supply a climate map to the game.</text:p>
      <text:p text:style-name="P25">I want to be able to export/save the map into a binary file, that can <text:span text:style-name="T17">be loaded later.</text:span></text:p>
      <text:h text:style-name="P26" text:outline-level="2">4.2. World-maker</text:h>
      <text:p text:style-name="P27">I want to be able to import a map to act as a foundation for the world.</text:p>
      <text:p text:style-name="P27">I want to be able to randomly generate a number of initial cultures and religions and to scatter these throughout a map. <text:span text:style-name="T18">These cultures and religions ought to be editable.</text:span></text:p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8:23:34.162914699</meta:creation-date>
    <meta:generator>LibreOffice/24.8.5.2$Linux_X86_64 LibreOffice_project/480$Build-2</meta:generator>
    <dc:date>2025-04-02T12:27:15.272073988</dc:date>
    <meta:editing-duration>PT10H11M57S</meta:editing-duration>
    <meta:editing-cycles>14</meta:editing-cycles>
    <meta:document-statistic meta:table-count="0" meta:image-count="0" meta:object-count="0" meta:page-count="3" meta:paragraph-count="56" meta:word-count="896" meta:character-count="5348" meta:non-whitespace-character-count="4491"/>
  </office:meta>
</office:document-meta>
</file>